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entory:</text:p>
      <text:p text:style-name="Standard"/>
      <text:list text:style-name="L1">
        <text:list-item>
          <text:p text:style-name="P1">User can have multiple bags</text:p>
        </text:list-item>
        <text:list-item>
          <text:p text:style-name="P1">Specialized bags</text:p>
        </text:list-item>
        <text:list-item>
          <text:p text:style-name="P1">Add pockets to items</text:p>
        </text:list-item>
        <text:list-item>
          <text:p text:style-name="P1">All space is in general inventory pool</text:p>
        </text:list-item>
        <text:list-item>
          <text:p text:style-name="P1">Each bag has: size limit, weight limit, durability</text:p>
        </text:list-item>
        <text:list-item>
          <text:p text:style-name="P1">Bag can only hold up to 1 size larger than size of bag</text:p>
        </text:list-item>
        <text:list-item>
          <text:p text:style-name="P1">Durability decreases over time</text:p>
        </text:list-item>
        <text:list-item>
          <text:p text:style-name="P1">Durability decreases faster when weight/size is over XX%</text:p>
        </text:list-item>
        <text:list-item>
          <text:p text:style-name="P1">Durability decreases Y per X minutes per size and weight over limit</text:p>
        </text:list-item>
        <text:list-item>
          <text:p text:style-name="P1">If Durability is zero, menu assists players in choosing which items to drop</text:p>
        </text:list-item>
      </text:list>
      <text:p text:style-name="Standard"/>
      <text:p text:style-name="Standard">Inventory Interface:</text:p>
      <text:list text:style-name="L2">
        <text:list-item>
          <text:p text:style-name="P2">Single Window to display all items</text:p>
        </text:list-item>
        <text:list-item>
          <text:p text:style-name="P2">Show items by category</text:p>
        </text:list-item>
        <text:list-item>
          <text:p text:style-name="P2">Items are grouped by type and attributes </text:p>
        </text:list-item>
        <text:list-item>
          <text:p text:style-name="P2">Superscript “x###” shows number of items grouped, one item doesn't have subscript</text:p>
        </text:list-item>
        <text:list-item>
          <text:p text:style-name="P2">Unknown types are grouped by base type (sword, ax, potion, gem, etc ...)</text:p>
        </text:list-item>
      </text:list>
      <text:p text:style-name="Standard"/>
      <text:p text:style-name="Standard">Issu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6-01T23:10:01</meta:creation-date>
    <dc:date>2006-06-01T23:57:44</dc:date>
    <dc:language>en-US</dc:language>
    <meta:editing-cycles>2</meta:editing-cycles>
    <meta:editing-duration>PT2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22" meta:character-count="720"/>
  </office:meta>
</office:document-meta>
</file>